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60pt" fo:font-weight="bold" style:letter-kerning="true" style:font-size-asian="60pt" style:font-weight-asian="bold" style:font-family-complex="Calibri" style:font-family-generic-complex="swiss" style:font-size-complex="60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letter-kerning="true" style:font-size-asian="60pt" style:font-weight-asian="bold" style:font-family-complex="Calibri" style:font-family-generic-complex="swiss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1. Wierzyć jak Piotr pod Cezareą</text:span><text:span text:style-name="T1"><text:line-break/></text:span><text:span text:style-name="T1">Rękę do boku włożyć za Tomasz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Skosztować łez</text:span><text:span text:style-name="T1"><text:line-break/></text:span><text:span text:style-name="T1">Marii Magdaleny</text:span><text:span text:style-name="T1"><text:line-break/></text:span><text:span text:style-name="T1">I w małej Betsaidzie przejrzeć na oc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Skosztować chleba po rozmnożeniu</text:span><text:span text:style-name="T1"><text:line-break/></text:span><text:span text:style-name="T1">Lub być jedynakiem wskrzeszonym w Na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Znać smak uwolnienia od wielu legionów</text:span><text:span text:style-name="T1"><text:line-break/></text:span><text:span text:style-name="T1">I spojrzeć w twarz Bogu na górze Tab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: Dotknąć co nienamacalne</text:span><text:span text:style-name="T1"><text:line-break/></text:span><text:span text:style-name="T1">Widzieć jasno niewidzialne</text:span><text:span text:style-name="T1"><text:line-break/></text:span><text:span text:style-name="T1">Daj mi siłę bym uwierzył</text:span><text:span text:style-name="T1"><text:line-break/></text:span><text:span text:style-name="T1">Bym mógł w pełni życie przeży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2. Zrozumieć ciszę po burzy na jeziorze</text:span><text:span text:style-name="T1"><text:line-break/></text:span><text:span text:style-name="T1">W skórzanych sandałach przejść Morze Czerw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Zwołać swych braci do studni Jakuba</text:span><text:span text:style-name="T1"><text:line-break/></text:span><text:span text:style-name="T1">Rozpoznać Chrystusa przy ołtarzu w Em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Skosztować chleba po rozmnożeniu</text:span><text:span text:style-name="T1"><text:line-break/></text:span><text:span text:style-name="T1">Lub być jedynakiem wskrzeszonym w Na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Znać smak uwolnienia od wielu legionów</text:span><text:span text:style-name="T1"><text:line-break/></text:span><text:span text:style-name="T1">I spojrzeć w twarz Bogu na górze Tab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: Dotknąć co nienamacalne</text:span><text:span text:style-name="T1"><text:line-break/></text:span><text:span text:style-name="T1">Widzieć jasno niewidzialne</text:span><text:span text:style-name="T1"><text:line-break/></text:span><text:span text:style-name="T1">Daj mi siłę bym uwierzył</text:span><text:span text:style-name="T1"><text:line-break/></text:span><text:span text:style-name="T1">Bym mógł w pełni życie przeżyć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M47S</meta:editing-duration>
    <meta:editing-cycles>37</meta:editing-cycles>
    <meta:generator>OpenOffice/4.1.1$Win32 OpenOffice.org_project/411m6$Build-9775</meta:generator>
    <dc:date>2017-05-29T20:33:13.57</dc:date>
    <dc:creator>Woda Życia</dc:creator>
    <meta:document-statistic meta:object-count="51"/>
  </office:meta>
</office:document-meta>
</file>